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/>
    </style:style>
    <style:style style:name="P3" style:parent-style-name="Ingetavstånd" style:family="paragraph">
      <style:text-properties fo:font-size="14pt" style:font-size-asian="14pt" style:font-size-complex="14pt" fo:language="en" fo:country="US"/>
    </style:style>
    <style:style style:name="P4" style:parent-style-name="Ingetavstånd" style:family="paragraph">
      <style:text-properties fo:font-size="14pt" style:font-size-asian="14pt" style:font-size-complex="14pt" fo:language="en" fo:country="US"/>
    </style:style>
    <style:style style:name="P5" style:parent-style-name="Ingetavstånd" style:family="paragraph">
      <style:text-properties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/>
    <style:style style:name="T11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Shodan</text:span></text:h>
      <text:p text:style-name="Normal"/>
      <text:p text:style-name="Normal"/>
      <text:list text:style-name="LFO1" text:continue-numbering="true">
        <text:list-item>
          <text:p text:style-name="P3">Tsuzukiwaza 11 (Katatedori) or free</text:p>
        </text:list-item>
        <text:list-item>
          <text:p text:style-name="P4">Tsuzukiwaza 13 (Katatedori Ryotemochi) or free</text:p>
        </text:list-item>
        <text:list-item>
          <text:p text:style-name="P5">Tsuzukiwaza 2 (Ushiro Katatedori) or free</text:p>
        </text:list-item>
        <text:list-item>
          <text:p text:style-name="P6">Tsuzukiwaza 8 (Yokomenuchi) or free</text:p>
        </text:list-item>
        <text:list-item>
          <text:p text:style-name="P7">Tsuzukiwaza 21<text:s/>(Tantodori 1)</text:p>
        </text:list-item>
        <text:list-item>
          <text:p text:style-name="P8">Tsuzukiwaza 25 (Jo and Bokken 1), examinee uses jo</text:p>
        </text:list-item>
        <text:list-item>
          <text:p text:style-name="P9">Tsuzukiwaza 27 (Happogiri with partner)</text:p>
        </text:list-item>
        <text:list-item>
          <text:p text:style-name="P10"><text:span text:style-name="T11">Sanningake (three men attack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<text:s/>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2-01-19T12:50:00Z</meta:creation-date>
    <dc:date>2012-01-19T12:50:00Z</dc:date>
    <meta:template xlink:href="Normal" xlink:type="simple"/>
    <meta:editing-cycles>2</meta:editing-cycles>
    <meta:editing-duration>PT0S</meta:editing-duration>
    <meta:document-statistic meta:page-count="1" meta:paragraph-count="1" meta:word-count="50" meta:character-count="319" meta:row-count="2" meta:non-whitespace-character-count="270"/>
  </office:meta>
</office:document-meta>
</file>